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4.002cm"/>
    </style:style>
    <style:style style:name="co8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="2.2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order="2.24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26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160x06R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71" calcext:value-type="float">
            <text:p>27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7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3p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A</text:p>
          </table:table-cell>
          <table:table-cell office:value-type="float" office:value="5532" calcext:value-type="float">
            <text:p>5532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A</text:p>
          </table:table-cell>
          <table:table-cell office:value-type="float" office:value="5532" calcext:value-type="float">
            <text:p>5532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LM386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D</text:p>
          </table:table-cell>
          <table:table-cell office:value-type="float" office:value="3157" calcext:value-type="float">
            <text:p>3157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30nH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471" calcext:value-type="float">
            <text:p>47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</text:p>
          </table:table-cell>
          <table:table-cell office:value-type="float" office:value="753" calcext:value-type="float">
            <text:p>75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514*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float" office:value="221" calcext:value-type="float">
            <text:p>2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R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471" calcext:value-type="float">
            <text:p>47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T</text:p>
          </table:table-cell>
          <table:table-cell office:value-type="float" office:value="3906" calcext:value-type="float">
            <text:p>3906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8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8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3.56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office:value-type="float" office:value="121" calcext:value-type="float">
            <text:p>12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</text:p>
          </table:table-cell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</text:p>
          </table:table-cell>
          <table:table-cell office:value-type="float" office:value="683" calcext:value-type="float">
            <text:p>68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</text:p>
          </table:table-cell>
          <table:table-cell office:value-type="float" office:value="683" calcext:value-type="float">
            <text:p>68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style-name="ce17" office:value-type="string" calcext:value-type="string" table:number-columns-spanned="3" table:number-rows-spanned="1">
            <text:p>Печатная плата</text:p>
          </table:table-cell>
          <table:covered-table-cell table:number-columns-repeated="2"/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18" office:value-type="string" calcext:value-type="string" table:number-columns-spanned="3" table:number-rows-spanned="1">
            <text:p>Цена деталей:</text:p>
          </table:table-cell>
          <table:covered-table-cell table:number-columns-repeated="2"/>
          <table:table-cell table:formula="of:=SUM([.D1:.D231])" office:value-type="float" office:value="1162.08" calcext:value-type="float">
            <text:p>1162,08</text:p>
          </table:table-cell>
        </table:table-row>
        <table:table-row table:style-name="ro1">
          <table:table-cell table:style-name="ce17" office:value-type="string" calcext:value-type="string" table:number-columns-spanned="3" table:number-rows-spanned="1">
            <text:p>Работа:</text:p>
          </table:table-cell>
          <table:covered-table-cell table:number-columns-repeated="2"/>
          <table:table-cell table:formula="of:=[.D232]" office:value-type="float" office:value="1162.08" calcext:value-type="float">
            <text:p>1162,08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Итого</text:p>
          </table:table-cell>
          <table:covered-table-cell/>
          <table:table-cell table:formula="of:=SUM([.D232:.D233])" office:value-type="float" office:value="2324.16" calcext:value-type="float">
            <text:p>2324,16</text:p>
          </table:table-cell>
        </table:table-row>
      </table:table>
      <table:table table:name="160x05PA" table:style-name="ta1">
        <table:table-column table:style-name="co4" table:default-cell-style-name="ce18"/>
        <table:table-column table:style-name="co5" table:default-cell-style-name="ce18"/>
        <table:table-column table:style-name="co6" table:default-cell-style-name="ce21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5n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152" calcext:value-type="float">
            <text:p>15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00uF35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office:value-type="float" office:value="226" calcext:value-type="float">
            <text:p>2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74HC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D40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74HC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50-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</text:p>
          </table:table-cell>
          <table:table-cell office:value-type="float" office:value="822" calcext:value-type="float">
            <text:p>82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</text:p>
          </table:table-cell>
          <table:table-cell office:value-type="float" office:value="472" calcext:value-type="float">
            <text:p>4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R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float" office:value="272" calcext:value-type="float">
            <text:p>27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</text:p>
          </table:table-cell>
          <table:table-cell office:value-type="float" office:value="331" calcext:value-type="float">
            <text:p>33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</text:p>
          </table:table-cell>
          <table:table-cell office:value-type="float" office:value="821" calcext:value-type="float">
            <text:p>82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HK19F-DC12V-SH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3x7x5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6x3x2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8x4x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8x4x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SBL2045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D</text:p>
          </table:table-cell>
          <table:table-cell office:value-type="float" office:value="4148" calcext:value-type="float">
            <text:p>4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R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R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LM3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VRM</text:p>
          </table:table-cell>
          <table:table-cell office:value-type="string" calcext:value-type="string">
            <text:p>LM317M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1.5KE15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IRFZ44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RD1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RD1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FG5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BFG5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VT</text:p>
          </table:table-cell>
          <table:table-cell office:value-type="float" office:value="3904" calcext:value-type="float">
            <text:p>3904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T</text:p>
          </table:table-cell>
          <table:table-cell office:value-type="float" office:value="7002" calcext:value-type="float">
            <text:p>7002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U.FL-R-SM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9" office:value-type="string" calcext:value-type="string" table:number-columns-spanned="2" table:number-rows-spanned="1">
            <text:p>Печатная плата</text:p>
          </table:table-cell>
          <table:covered-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table:style-name="ce19" office:value-type="string" calcext:value-type="string" table:number-columns-spanned="2" table:number-rows-spanned="1">
            <text:p>Цена деталей:</text:p>
          </table:table-cell>
          <table:covered-table-cell/>
          <table:table-cell table:formula="of:=SUM([.D1:.D218])" office:value-type="float" office:value="3233.75" calcext:value-type="float">
            <text:p>3233,75</text:p>
          </table:table-cell>
        </table:table-row>
        <table:table-row table:style-name="ro1">
          <table:table-cell table:style-name="Default"/>
          <table:table-cell table:style-name="ce19" office:value-type="string" calcext:value-type="string" table:number-columns-spanned="2" table:number-rows-spanned="1">
            <text:p>Работа</text:p>
          </table:table-cell>
          <table:covered-table-cell/>
          <table:table-cell table:formula="of:=[.D220]" office:value-type="float" office:value="3233.75" calcext:value-type="float">
            <text:p>3233,75</text:p>
          </table:table-cell>
        </table:table-row>
        <table:table-row table:style-name="ro1">
          <table:table-cell table:style-name="Default"/>
          <table:table-cell table:style-name="ce19" office:value-type="string" calcext:value-type="string" table:number-columns-spanned="2" table:number-rows-spanned="1">
            <text:p>Итого</text:p>
          </table:table-cell>
          <table:covered-table-cell/>
          <table:table-cell table:style-name="ce22" table:formula="of:=SUM([.D220:.D221])" office:value-type="float" office:value="6467.5" calcext:value-type="float">
            <text:p>6467,5</text:p>
          </table:table-cell>
        </table:table-row>
        <table:table-row table:style-name="ro1" table:number-rows-repeated="10483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Синтез" table:style-name="ta1">
        <table:table-column table:style-name="co4" table:default-cell-style-name="Default"/>
        <table:table-column table:style-name="co4" table:default-cell-style-name="ce23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Mega328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Si535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S3107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AT24C32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74HC59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LM317M</text:p>
          </table:table-cell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Encoder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4" office:value-type="string" calcext:value-type="string" table:number-columns-spanned="2" table:number-rows-spanned="1">
            <text:p>россыпь</text:p>
          </table:table-cell>
          <table:covered-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Печатная плата</text:p>
          </table:table-cell>
          <table:covered-table-cell table:style-name="ce23"/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Цена деталей</text:p>
          </table:table-cell>
          <table:covered-table-cell/>
          <table:table-cell table:formula="of:=SUM([.D1:.D11])" office:value-type="float" office:value="1187.2" calcext:value-type="float">
            <text:p>1187,2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Работа</text:p>
          </table:table-cell>
          <table:covered-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Итого</text:p>
          </table:table-cell>
          <table:covered-table-cell/>
          <table:table-cell table:style-name="ce22" table:formula="of:=SUM([.D12:.D13])" office:value-type="float" office:value="2187.2" calcext:value-type="float">
            <text:p>2187,2</text:p>
          </table:table-cell>
        </table:table-row>
      </table:table>
      <table:table table:name="ATU" table:style-name="ta1"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1]*[.B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2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2]*[.B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3]*[.B3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4]*[.B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20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]*[.B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0p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6]*[.B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7]*[.B7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Т50-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C8]*[.B8]" office:value-type="float" office:value="175" calcext:value-type="float">
            <text:p>175</text:p>
          </table:table-cell>
        </table:table-row>
        <table:table-row table:style-name="ro2">
          <table:table-cell table:style-name="ce23" office:value-type="string" calcext:value-type="string">
            <text:p>HK4100F-DC12V-SHG 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C9]*[.B9]" office:value-type="float" office:value="650" calcext:value-type="float">
            <text:p>650</text:p>
          </table:table-cell>
        </table:table-row>
        <table:table-row table:style-name="ro1">
          <table:table-cell table:style-name="ce23" office:value-type="string" calcext:value-type="string">
            <text:p>PIC16F1938 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table:formula="of:=[.C10]*[.B10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LM3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11]*[.B1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12]*[.B12]" office:value-type="float" office:value="500" calcext:value-type="float">
            <text:p>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7" office:value-type="string" calcext:value-type="string" table:number-columns-spanned="3" table:number-rows-spanned="1">
            <text:p>Итого деталей</text:p>
          </table:table-cell>
          <table:covered-table-cell table:number-columns-repeated="2"/>
          <table:table-cell table:formula="of:=SUM([.D1:.D13])" office:value-type="float" office:value="1791" calcext:value-type="float">
            <text:p>1791</text:p>
          </table:table-cell>
        </table:table-row>
        <table:table-row table:style-name="ro1">
          <table:table-cell table:style-name="ce17" office:value-type="string" calcext:value-type="string" table:number-columns-spanned="3" table:number-rows-spanned="1">
            <text:p>Итого с работой</text:p>
          </table:table-cell>
          <table:covered-table-cell table:number-columns-repeated="2"/>
          <table:table-cell table:formula="of:=[.D14]*2" office:value-type="float" office:value="3582" calcext:value-type="float">
            <text:p>3582</text:p>
          </table:table-cell>
        </table:table-row>
      </table:table>
      <table:table table:name="Сумма всего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Детали+сборка всех плат</text:p>
          </table:table-cell>
          <table:table-cell table:formula="of:=[$Синтез.D14]+[$160x05PA.D222]+[$160x06RF.D234]" office:value-type="float" office:value="10978.86" calcext:value-type="float">
            <text:p>10978,86</text:p>
          </table:table-cell>
        </table:table-row>
        <table:table-row table:style-name="ro3">
          <table:table-cell table:style-name="ce8" office:value-type="string" calcext:value-type="string">
            <text:p>Сборка тушки+ручки+окно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formula="of:=SUM([.B1:.B2])" office:value-type="float" office:value="11978.86" calcext:value-type="float">
            <text:p>11978,86</text:p>
          </table:table-cell>
        </table:table-row>
        <table:table-row table:style-name="ro1">
          <table:table-cell office:value-type="string" calcext:value-type="string">
            <text:p>Автотюнер</text:p>
          </table:table-cell>
          <table:table-cell table:style-name="ce26" table:formula="of:=[$ATU.D15]"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ИТОГО</text:p>
          </table:table-cell>
          <table:table-cell table:formula="of:=SUM([.B3:.B4])" office:value-type="float" office:value="15560.86" calcext:value-type="float">
            <text:p>15560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04T09:29:15.039000000</dc:date>
    <meta:editing-duration>PT12H31M55S</meta:editing-duration>
    <meta:editing-cycles>8</meta:editing-cycles>
    <meta:generator>LibreOffice/7.4.2.3$Windows_X86_64 LibreOffice_project/382eef1f22670f7f4118c8c2dd222ec7ad009daf</meta:generator>
    <meta:document-statistic meta:table-count="5" meta:cell-count="1899" meta:object-count="0"/>
  </office:meta>
</office:document-meta>
</file>